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1" svg:font-family="OpenSymbol"/>
    <style:font-face style:name="OpenSymbol" svg:font-family="OpenSymbol, 'Arial Unicode MS'"/>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2">
      <style:text-properties style:font-name="Liberation Serif1"/>
    </style:style>
    <style:style style:name="P2" style:family="paragraph" style:parent-style-name="Text_20_body">
      <style:text-properties style:font-name="Liberation Serif1"/>
    </style:style>
    <style:style style:name="P3" style:family="paragraph" style:parent-style-name="Text_20_body" style:list-style-name="L9"/>
    <style:style style:name="P4" style:family="paragraph" style:parent-style-name="Text_20_body" style:list-style-name="L10"/>
    <style:style style:name="P5" style:family="paragraph" style:parent-style-name="Text_20_body" style:list-style-name="L11"/>
    <style:style style:name="P6" style:family="paragraph" style:parent-style-name="Text_20_body" style:list-style-name="L12"/>
    <style:style style:name="P7" style:family="paragraph" style:parent-style-name="Text_20_body" style:list-style-name="L9">
      <style:paragraph-properties fo:orphans="0" fo:widows="0" fo:hyphenation-ladder-count="no-limit" style:writing-mode="lr-tb"/>
      <style:text-properties fo:hyphenate="false" fo:hyphenation-remain-char-count="2" fo:hyphenation-push-char-count="2"/>
    </style:style>
    <style:style style:name="P8" style:family="paragraph" style:parent-style-name="Heading_20_1" style:master-page-name="Standard">
      <style:paragraph-properties fo:margin-top="0.1665in" fo:margin-bottom="0.0835in" fo:text-align="center" style:justify-single-word="false" style:page-number="auto"/>
      <style:text-properties style:font-name="Liberation Serif1"/>
    </style:style>
    <style:style style:name="T1" style:family="text">
      <style:text-properties style:font-name="Liberation Serif1"/>
    </style:style>
    <style:style style:name="T2" style:family="text">
      <style:text-properties style:font-name="Liberation Serif1" fo:font-weight="bold" style:font-weight-asian="bold"/>
    </style:style>
    <style:style style:name="T3" style:family="text">
      <style:text-properties style:font-name="Liberation Serif1" fo:font-style="italic" fo:font-weight="normal" style:font-style-asian="italic" style:font-weight-asian="normal"/>
    </style:style>
    <style:style style:name="T4" style:family="text">
      <style:text-properties style:font-name="Liberation Serif1" fo:font-style="italic" style:font-style-asian="italic"/>
    </style:style>
    <style:style style:name="T5" style:family="text">
      <style:text-properties style:text-line-through-style="solid" style:font-name="Liberation Serif1"/>
    </style:style>
    <style:style style:name="T6" style:family="text">
      <style:text-properties style:text-line-through-style="solid" style:font-name="Liberation Serif1" fo:font-weight="normal" style:font-weight-asian="normal"/>
    </style:style>
    <style:style style:name="T7" style:family="text">
      <style:text-properties style:text-line-through-style="solid" style:font-name="Liberation Serif1" fo:font-weight="normal" style:font-weight-asian="normal" style:font-weight-complex="normal"/>
    </style:style>
    <style:style style:name="T8" style:family="text">
      <style:text-properties fo:color="#ff0000" style:font-name="Liberation Serif1"/>
    </style:style>
    <style:style style:name="T9" style:family="text">
      <style:text-properties fo:color="#ff0000" style:font-name="Liberation Serif1" fo:font-weight="bold" style:font-weight-asian="bold"/>
    </style:style>
    <style:style style:name="T10" style:family="text">
      <style:text-properties fo:color="#000000" style:font-name="Liberation Serif1" fo:font-style="italic" style:font-style-asian="italic"/>
    </style:style>
    <style:style style:name="T11" style:family="text">
      <style:text-properties fo:color="#000000" style:font-name="Liberation Serif1" fo:font-style="italic" style:font-style-asian="italic" style:font-style-complex="italic"/>
    </style:style>
    <style:style style:name="T12" style:family="text">
      <style:text-properties style:use-window-font-color="true" style:text-line-through-style="solid" style:font-name="Liberation Serif1" fo:font-size="12pt" fo:language="en" fo:country="US" style:letter-kerning="true" style:font-name-asian="Times New Roman" style:font-size-asian="12pt" style:font-name-complex="Times New Roman" style:font-size-complex="10pt"/>
    </style:style>
    <text:list-style style:name="L1">
      <text:list-level-style-bullet text:level="1" style:num-prefix="ñ" text:bullet-char="ñ">
        <style:list-level-properties text:space-before="0.5in"/>
        <style:text-properties fo:font-family="'Wingdings 2', Symbol" style:font-charset="x-symbol"/>
      </text:list-level-style-bullet>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style:num-prefix="ñ" text:bullet-char="ñ">
        <style:list-level-properties/>
        <style:text-properties fo:font-family="'Wingdings 2', Symbol" style:font-charset="x-symbol"/>
      </text:list-level-style-bullet>
      <text:list-level-style-number text:level="2" style:num-suffix="." style:num-format="1">
        <style:list-level-properties text:list-level-position-and-space-mode="label-alignment">
          <style:list-level-label-alignment text:label-followed-by="listtab" fo:text-indent="-0.25in"/>
        </style:list-level-properties>
      </text:list-level-style-number>
      <text:list-level-style-number text:level="3"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5"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7"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8"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9"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style>
    <text:list-style style:name="L5">
      <text:list-level-style-number text:level="1"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style:num-prefix="-" text:bullet-char="-">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style:num-prefix="ñ" text:bullet-char="ñ">
        <style:list-level-properties/>
        <style:text-properties fo:font-family="'Wingdings 2', 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start text:name="__DdeLink__4_1964913969"/>Reviews</text:p>
      <text:p text:style-name="P1">Review 1 </text:p>
      <text:list xml:id="list1103661491" text:style-name="L9">
        <text:list-item>
          <text:p text:style-name="P3"><text:span text:style-name="T7">Review the English and the writing of the paper for a better understanding. Review punctuation marks</text:span><text:span text:style-name="T2">. </text:span></text:p>
          <text:list>
            <text:list-header>
              <text:p text:style-name="P3"><text:span text:style-name="T3">Ég fékk Árna Heimi til að lesa þetta yfir. Fullt af nýjum kommum og punktum sem ætti að gleðja lesendur.</text:span></text:p>
            </text:list-header>
          </text:list>
        </text:list-item>
        <text:list-item>
          <text:p text:style-name="P3"><text:span text:style-name="T6">In Evolutionary Computation is better talk about "individuals" and not "points". </text:span></text:p>
        </text:list-item>
        <text:list-item>
          <text:p text:style-name="P3"><text:span text:style-name="T6">Ej: Line 2 -&gt; "methods where a population of points...". Change in all document.</text:span></text:p>
        </text:list-item>
        <text:list-item>
          <text:p text:style-name="P3"><text:span text:style-name="T5">Section "II. Ordinal Regression". </text:span></text:p>
        </text:list-item>
        <text:list-item>
          <text:p text:style-name="P3"><text:span text:style-name="T5">Say what is "l" in the first mathematical expresion. It is not defined.</text:span></text:p>
        </text:list-item>
        <text:list-item>
          <text:p text:style-name="P3"><text:span text:style-name="T5">Page 2, first column. Say what is "w" in the mathematical expresion (2).</text:span></text:p>
        </text:list-item>
        <text:list-item>
          <text:p text:style-name="P3"><text:span text:style-name="T5">Page 2. Section "III.Sampling methods and improvements".</text:span></text:p>
        </text:list-item>
        <text:list-item>
          <text:p text:style-name="P3"><text:span text:style-name="T5">Section III would be more readable if it was divided into two subsections, it is too long.</text:span></text:p>
        </text:list-item>
        <text:list-item>
          <text:p text:style-name="P3"><text:span text:style-name="T5">It is also possible two sections.</text:span><text:span text:style-name="T1"> (sleppi því)</text:span></text:p>
        </text:list-item>
        <text:list-item>
          <text:p text:style-name="P3"><text:span text:style-name="T5">Secong paragraph -&gt; Say what is "ES" in its first use and put a reference.</text:span></text:p>
        </text:list-item>
        <text:list-item>
          <text:p text:style-name="P3"><text:span text:style-name="T5">Secong paragraph -&gt; Say what is "CMA-ES" in its first use and put a reference.</text:span></text:p>
        </text:list-item>
        <text:list-item>
          <text:p text:style-name="P7"><text:span text:style-name="T12">Secong paragraph -&gt; What is Kriging surrogate model?. Brief description and reference.</text:span></text:p>
          <text:list>
            <text:list-header>
              <text:p text:style-name="P7"><text:span text:style-name="T10">Var ekki Kriging surrogate model kallað eitthvað annað líka? Bætti við örstuttri lýsingu í línu: 425</text:span></text:p>
            </text:list-header>
          </text:list>
        </text:list-item>
        <text:list-item>
          <text:p text:style-name="P7"><text:span text:style-name="T5">Section "IV. Experimental Study"</text:span></text:p>
        </text:list-item>
        <text:list-item>
          <text:p text:style-name="P7"><text:span text:style-name="T5">In Sphere model, define "n" in the mathematical expresion (7).</text:span></text:p>
        </text:list-item>
        <text:list-item>
          <text:p text:style-name="P7"><text:span text:style-name="T8">It would be good to mention that in future works will be studied other fitness measures or metrics. Please, put some reference to other metrics in the literature.</text:span></text:p>
          <text:list>
            <text:list-header>
              <text:p text:style-name="P7"><text:span text:style-name="T10">Er þetta ekki það sem drauma-greinin þín á að fjalla um ordinal regression vs. venjuleg RMSE regression? Nei, þetta er víst reginmisskilningur hjá lesenda.</text:span></text:p>
            </text:list-header>
          </text:list>
        </text:list-item>
        <text:list-item>
          <text:p text:style-name="P7"><text:span text:style-name="T5">Section "V. Summary and conclusion".</text:span></text:p>
        </text:list-item>
        <text:list-item>
          <text:p text:style-name="P7"><text:span text:style-name="T5">Change "...figure 3" by ... Figure 3".</text:span><text:span text:style-name="T1"> <text:s/>(dularfullt komment, ég sé þetta hvergi)</text:span></text:p>
        </text:list-item>
        <text:list-item>
          <text:p text:style-name="P7"><text:span text:style-name="T5">References. References are incomplete, e. g. missing the year in references [5], [14] [16], [17] [18]. Check the format of all references.</text:span></text:p>
        </text:list-item>
      </text:list>
      <text:p text:style-name="P1">Review 2 </text:p>
      <text:p text:style-name="P2">The paper discusses an alternative fitness evaluation procedure for evolution strategies, based on ordinal regression models. This is an interesting application, so I think that this paper fits within the scope of the special session. </text:p>
      <text:p text:style-name="Text_20_body"/>
      <text:p text:style-name="P2"><text:soft-page-break/>My main remarks are the following ones: </text:p>
      <text:p text:style-name="Text_20_body"/>
      <text:p text:style-name="P2">- the paper is somewhat confusing in several directions: </text:p>
      <text:list xml:id="list1318679574" text:style-name="L10">
        <text:list-item>
          <text:p text:style-name="P4"><text:span text:style-name="T8">I am not an expert in evolutionary computation, but it still remained unclear to me how ordinal regression models are exactly applied in this context, for example, how do you compose the training dataset? The presentation could be improved in that regard.</text:span></text:p>
          <text:list>
            <text:list-header>
              <text:p text:style-name="P4"><text:span text:style-name="T4">Er þetta ekki sambærilegt komment og #1 hjá Review 3?</text:span></text:p>
            </text:list-header>
          </text:list>
        </text:list-item>
        <text:list-item>
          <text:p text:style-name="P4"><text:span text:style-name="T5">one should be careful with using the term surrogate modeling, because it has a totally different meaning in machine learning.</text:span></text:p>
          <text:list>
            <text:list-header>
              <text:p text:style-name="P4"><text:span text:style-name="T1">Ætli þetta sé samt ekki allt í lagi í okkar bestunar-samhengi? Sleppi þessu.</text:span></text:p>
            </text:list-header>
          </text:list>
        </text:list-item>
        <text:list-item>
          <text:p text:style-name="P4"><text:span text:style-name="T8">the authors use the method of Herbrich et al. Many software packages with extensions and improvements of this approach exist, e.g. </text:span></text:p>
          <text:list>
            <text:list-item>
              <text:p text:style-name="P4"><text:span text:style-name="T8">Chu et al. Support Vector Ordinal Regression, Neural Computation, 2007. </text:span></text:p>
            </text:list-item>
            <text:list-item>
              <text:p text:style-name="P4"><text:span text:style-name="T8">Pahikkala et al. Learning intransitive reciprocal relations with kernel methods, European Journal of Operational Research, 2010. </text:span></text:p>
            </text:list-item>
          </text:list>
          <text:p text:style-name="P4"><text:span text:style-name="T8">Many ordinal regression methods that are not based on kernels have been presented as well in recent years. The authors should motivate better their preference for using the method of Herbrich et al. <text:s/></text:span></text:p>
          <text:list text:continue-numbering="true">
            <text:list-header>
              <text:p text:style-name="P4"><text:span text:style-name="T11">Ég gref þessar greinar upp núna.</text:span></text:p>
            </text:list-header>
          </text:list>
        </text:list-item>
        <text:list-item>
          <text:p text:style-name="P4"><text:span text:style-name="T5">The quality of the paper would largely improve by including experimental results for an optimization problem that cannot be solved by traditional optimization software. So, to convince me of the need for the method of the authors, I would like to see results for real-world optimization problems where the objective function is not convex and not differentiable, such as combinatorial optimization problems, and where ordinal regression models are needed for evaluating the fitness in an efficient manner. The current results are preliminary and solely based on "toy" problems.</text:span></text:p>
          <text:list>
            <text:list-header>
              <text:p text:style-name="P4"><text:span text:style-name="T4">Ég bæti við í conclusion að það liggur fyrir að nota þetta framework fyrir jssp (til að flýta fyrir útreikningum á væntigildi rho), lína:671 “These investigations are currently underway ...”</text:span></text:p>
            </text:list-header>
          </text:list>
        </text:list-item>
      </text:list>
      <text:p text:style-name="P1">Review 3 </text:p>
      <text:p text:style-name="P2">The paper presents an extension of a previous work regarding the use of ordinal regression for replacing costly or unknown fitness functions by an individuals rank in order to select the best ones for the next generation in evolutionary optimization algorithms. Simulations validate the proposals. </text:p>
      <text:p text:style-name="P2">However, some aspect of the work are not clear for me. My main remarks are the following:</text:p>
      <text:list xml:id="list736173325" text:style-name="L11">
        <text:list-item>
          <text:p text:style-name="P5"><text:span text:style-name="T8">It is not clear what the search point are, and how they are consider in the ordinal regression, i.e., how the solutions generated to the optimization problem are introduced as input variables of the ordinal regression. If space is a problem, and considering the purpose if the special session, it seems more interesting to understand this than the sampling methods.</text:span></text:p>
          <text:list>
            <text:list-header>
              <text:p text:style-name="P5"><text:span text:style-name="T4">Við erum að nota hlutmengi af input variables ES sem input variables OR – alveg óbreytt. Hélt það væri skýrt í textanum, sbr. Lína: 380 “In the literature new ...“</text:span></text:p>
            </text:list-header>
          </text:list>
        </text:list-item>
        <text:list-item>
          <text:p text:style-name="P5"><text:span text:style-name="T5">Regarding \tau at Figure 2, from the reader point of view, I don't understand why \tau values </text:span><text:soft-page-break/><text:span text:style-name="T5">between 0.9999 and 1 are the only ones with can stop the the addition of new points to the surrogate model. Talking with no experience in surrogate assisted evolution, it seems a narrow interval which can deal into an excessive addition of points to the surrogate model. </text:span></text:p>
          <text:list>
            <text:list-header>
              <text:p text:style-name="P5"><text:span text:style-name="T3">Tek það betur fram í conclusion kaflanum (V) að þetta bil þurfi að skoða betur: lína 677 “because allowing only ...”</text:span></text:p>
            </text:list-header>
          </text:list>
        </text:list-item>
        <text:list-item>
          <text:p text:style-name="P5"><text:span text:style-name="T5">In general, I do not understand the difference between selection and pruning of the training set. Please, clarify this difference. </text:span></text:p>
          <text:list>
            <text:list-header>
              <text:p text:style-name="P5"><text:span text:style-name="T4">Ég bætti við af hverju það þarf að prune-a gögnin: lína 442 “If there is no limit ...”</text:span></text:p>
            </text:list-header>
          </text:list>
        </text:list-item>
        <text:list-item>
          <text:p text:style-name="P5"><text:span text:style-name="T5">In general, I think that referring the candidate solutions to as points can be confusing because often when there is a training dataset, the items are referred also to as points. I think that the using term "individuals" or "solutions" may clarify the article. </text:span></text:p>
          <text:list>
            <text:list-header>
              <text:p text:style-name="P5"><text:span text:style-name="T4">Breyti “points” í “solutions” í ordinal regression kaflanum en “individuals” í ES-samhenginu.</text:span></text:p>
            </text:list-header>
          </text:list>
        </text:list-item>
      </text:list>
      <text:p text:style-name="P2">Minor remarks and typos are:</text:p>
      <text:list xml:id="list722927361" text:style-name="L12">
        <text:list-item>
          <text:p text:style-name="P6"><text:span text:style-name="T5">Page 1, column 2, paragraph 2: "need not be that accurate" -&gt; "need not TO be that accurate"</text:span></text:p>
        </text:list-item>
        <text:list-item>
          <text:p text:style-name="P6"><text:span text:style-name="T5">Page 2, column 2, the third paragraph may be divided into several paragraphs. </text:span></text:p>
        </text:list-item>
        <text:list-item>
          <text:p text:style-name="P6"><text:span text:style-name="T5">Page 3, column 1, paragraph 1: "if the relative ranks (...) is the same" -&gt; "if the relative ranks (...) ARE the same"</text:span></text:p>
        </text:list-item>
        <text:list-item>
          <text:p text:style-name="P6"><text:span text:style-name="T5">Page 3, column 1, paragraph 2: "the validation policy had to successfully rank (...) and pruned" -&gt; "to prune" </text:span></text:p>
        </text:list-item>
        <text:list-item>
          <text:p text:style-name="P6"><text:span text:style-name="T5">Page 3, column 2, paragraph 3: "1) the setup presented in [1] (...) namely: 2)" -&gt; I think ":" may be a semicolon omitting</text:span></text:p>
        </text:list-item>
        <text:list-item>
          <text:p text:style-name="P6"><text:span text:style-name="T9">Figure 6: the Y-axis should show the metric regarding the fitness value (RMSE, MAE...)</text:span></text:p>
          <text:list>
            <text:list-header>
              <text:p text:style-name="P6"><text:span text:style-name="T1">Við erum að plotta fallsgildið, (sem ætti að vera </text:span><text:span text:style-name="T2">0</text:span><text:span text:style-name="T1">) – svo það er ekki neitt metric í gangi – nema e.t.v. |x-x*|=|x-0|=|x| <text:s/>– lagaði amk ylabel í mean fitness value (í stað mean fitness), spurning samt hvort það sé “nógu” skýrt.</text:span></text:p>
            </text:list-header>
          </text:list>
        </text:list-item>
        <text:list-item>
          <text:p text:style-name="P6"><text:span text:style-name="T5">References: please, check references, specially the year of some references is missed.</text:span><text:bookmark-end text:name="__DdeLink__4_1964913969"/></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1" svg:font-family="OpenSymbol"/>
    <style:font-face style:name="OpenSymbol" svg:font-family="OpenSymbol, 'Arial Unicode MS'"/>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size="12pt" fo:language="en" fo:country="US" style:letter-kerning="true" style:font-name-asian="Times New Roman" style:font-size-asian="12pt" style:font-name-complex="Times New Roman" style:font-size-complex="10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size-asian="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list-style-name="" style:class="text">
      <style:text-properties style:font-name="Liberation Serif1" fo:font-size="24pt" fo:font-weight="bold" style:font-size-asian="24pt" style:font-weight-asian="bold"/>
    </style:style>
    <style:style style:name="Heading_20_2" style:display-name="Heading 2" style:family="paragraph" style:parent-style-name="Heading" style:next-style-name="Text_20_body" style:list-style-name="" style:class="text">
      <style:text-properties style:font-name="Liberation Serif1" fo:font-size="18pt" fo:font-weight="bold" style:font-size-asian="18pt" style:font-weight-asian="bold"/>
    </style:style>
    <style:style style:name="Heading_20_3" style:display-name="Heading 3" style:family="paragraph" style:parent-style-name="Heading" style:next-style-name="Text_20_body" style:list-style-name="" style:class="text">
      <style:text-properties style:font-name="Liberation Serif1" fo:font-size="14pt" fo:font-weight="bold" style:font-size-asian="14pt" style:font-weight-asian="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Absatz-Standardschriftart" style:family="text"/>
    <style:style style:name="Bullet_20_Symbols" style:display-name="Bullet Symbols" style:family="text">
      <style:text-properties style:font-name="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ei2 </meta:initial-creator>
    <meta:creation-date>2011-09-14T16:06:20</meta:creation-date>
    <meta:print-date>2011-09-14T17:26:00</meta:print-date>
    <meta:editing-duration>P2171DT9H38M29S</meta:editing-duration>
    <meta:generator>LibreOffice/3.3$Unix LibreOffice_project/330m19$Build-301</meta:generator>
    <meta:document-statistic meta:table-count="0" meta:image-count="0" meta:object-count="0" meta:page-count="3" meta:paragraph-count="58" meta:word-count="1189" meta:character-count="6924"/>
    <dc:date>2011-09-15T13:52:21</dc:date>
    <dc:creator>hei2 </dc:creator>
    <meta:editing-cycles>1</meta:editing-cycles>
    <meta:user-defined meta:name="Info 1"/>
    <meta:user-defined meta:name="Info 2"/>
    <meta:user-defined meta:name="Info 3"/>
    <meta:user-defined meta:name="Info 4"/>
  </office:meta>
</office:document-meta>
</file>